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416600009698000054AB8884E136.svg" manifest:media-type=""/>
  <manifest:file-entry manifest:full-path="Pictures/10000201000003AF000002123538067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Cropped_25_20sunset_25_20Master2_25_202_25_20August_25_202013-subtitle">
      <style:graphic-properties draw:fill-color="#ffffff" draw:auto-grow-height="true" fo:min-height="12.18cm"/>
    </style:style>
    <style:style style:name="pr2" style:family="presentation" style:parent-style-name="Cropped_25_20sunset_25_20Master2_25_202_25_20August_25_202013-title">
      <style:graphic-properties draw:auto-grow-height="true" fo:min-height="3.506cm"/>
    </style:style>
    <style:style style:name="pr3" style:family="presentation" style:parent-style-name="Cropped_25_20sunset_25_20Master2_25_202_25_20August_25_202013-notes">
      <style:graphic-properties draw:fill-color="#ffffff" draw:auto-grow-height="true" fo:min-height="12.572cm"/>
    </style:style>
    <style:style style:name="pr4" style:family="presentation" style:parent-style-name="Default_20_1-title">
      <style:graphic-properties draw:auto-grow-height="true" fo:min-height="3.506cm"/>
    </style:style>
    <style:style style:name="pr5" style:family="presentation" style:parent-style-name="Default_20_1-outline1">
      <style:graphic-properties fo:min-height="11.93cm"/>
    </style:style>
    <style:style style:name="pr6" style:family="presentation" style:parent-style-name="Default_20_1-notes">
      <style:graphic-properties draw:fill-color="#ffffff" draw:auto-grow-height="true" fo:min-height="12.572cm"/>
    </style:style>
    <style:style style:name="P1" style:family="paragraph">
      <style:text-properties fo:color="#000000"/>
    </style:style>
  </office:automatic-styles>
  <office:body>
    <office:presentation>
      <draw:page draw:name="page1" draw:style-name="dp1" draw:master-page-name="Cropped_25_20sunset_25_20Master2_25_202_25_20August_25_202013" presentation:presentation-page-layout-name="AL1T0">
        <draw:frame presentation:style-name="pr1" draw:text-style-name="P1" draw:layer="layout" svg:width="23.439cm" svg:height="12.18cm" svg:x="2.6cm" svg:y="4.913cm" presentation:class="subtitle" presentation:placeholder="true" presentation:user-transformed="true">
          <draw:text-box/>
        </draw:frame>
        <draw:frame presentation:style-name="pr2" draw:text-style-name="P1" draw:layer="layout" svg:width="10.668cm" svg:height="3.506cm" svg:x="9.144cm" svg:y="-0.72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>
        <draw:frame presentation:style-name="pr4" draw:text-style-name="P1" draw:layer="layout" svg:width="10.668cm" svg:height="3.506cm" svg:x="8.89cm" svg:y="0.345cm" presentation:class="title" presentation:placeholder="true" presentation:user-transformed="true">
          <draw:text-box/>
        </draw:frame>
        <draw:frame presentation:style-name="pr5" draw:text-style-name="P1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0.001cm" svg:height="0.001cm" svg:x="0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GB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ropped_25_20sunset_25_20Master2_25_202_25_20August_25_202013-background" style:display-name="Cropped%20sunset%20Master2%202%20August%202013-background" style:family="presentation">
      <style:graphic-properties draw:stroke="none" draw:fill="none"/>
      <style:text-properties style:letter-kerning="true"/>
    </style:style>
    <style:style style:name="Cropped_25_20sunset_25_20Master2_25_202_25_20August_25_202013-backgroundobjects" style:display-name="Cropped%20sunset%20Master2%202%20August%2020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ropped_25_20sunset_25_20Master2_25_202_25_20August_25_202013-notes" style:display-name="Cropped%20sunset%20Master2%202%20August%20201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6.3999996185303pt" fo:font-style="normal" fo:text-shadow="none" style:text-underline-style="none" fo:font-weight="normal" style:letter-kerning="true" style:font-name-asian="Droid Sans Fallback" style:font-size-asian="26.3999996185303pt" style:font-style-asian="normal" style:font-weight-asian="normal" style:font-name-complex="Lohit Hindi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Cropped_25_20sunset_25_20Master2_25_202_25_20August_25_202013-outline1" style:display-name="Cropped%20sunset%20Master2%202%20August%202013-outline1" style:family="presentation">
      <style:graphic-properties draw:stroke="none" draw:fill="none" draw:auto-grow-height="false" draw:fit-to-size="shrink-to-fit">
        <text:list-style style:name="Cropped_25_20sunset_25_20Master2_25_202_25_20August_25_202013-outline1" style:display-name="Cropped%20sunset%20Master2%202%20August%20201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Cropped_25_20sunset_25_20Master2_25_202_25_20August_25_202013-outline2" style:display-name="Cropped%20sunset%20Master2%202%20August%202013-outline2" style:family="presentation" style:parent-style-name="Cropped_25_20sunset_25_20Master2_25_202_25_20August_25_202013-outline1">
      <style:paragraph-properties fo:margin-left="0cm" fo:margin-right="0cm" fo:margin-top="0cm" fo:margin-bottom="0.398cm" fo:text-indent="0cm"/>
      <style:text-properties fo:color="#ffffff" fo:font-size="28pt" style:font-size-asian="28pt" style:font-size-complex="28pt"/>
    </style:style>
    <style:style style:name="Cropped_25_20sunset_25_20Master2_25_202_25_20August_25_202013-outline3" style:display-name="Cropped%20sunset%20Master2%202%20August%202013-outline3" style:family="presentation" style:parent-style-name="Cropped_25_20sunset_25_20Master2_25_202_25_20August_25_202013-outline2">
      <style:paragraph-properties fo:margin-left="0cm" fo:margin-right="0cm" fo:margin-top="0cm" fo:margin-bottom="0.298cm" fo:text-indent="0cm"/>
      <style:text-properties fo:color="#ffffff" fo:font-size="24pt" style:font-size-asian="24pt" style:font-size-complex="24pt"/>
    </style:style>
    <style:style style:name="Cropped_25_20sunset_25_20Master2_25_202_25_20August_25_202013-outline4" style:display-name="Cropped%20sunset%20Master2%202%20August%202013-outline4" style:family="presentation" style:parent-style-name="Cropped_25_20sunset_25_20Master2_25_202_25_20August_25_202013-outline3">
      <style:paragraph-properties fo:margin-left="0cm" fo:margin-right="0cm" fo:margin-top="0cm" fo:margin-bottom="0.198cm" fo:text-indent="0cm"/>
      <style:text-properties fo:color="#ffffff" fo:font-size="20pt" style:font-size-asian="20pt" style:font-size-complex="20pt"/>
    </style:style>
    <style:style style:name="Cropped_25_20sunset_25_20Master2_25_202_25_20August_25_202013-outline5" style:display-name="Cropped%20sunset%20Master2%202%20August%202013-outline5" style:family="presentation" style:parent-style-name="Cropped_25_20sunset_25_20Master2_25_202_25_20August_25_202013-outline4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Cropped_25_20sunset_25_20Master2_25_202_25_20August_25_202013-outline6" style:display-name="Cropped%20sunset%20Master2%202%20August%202013-outline6" style:family="presentation" style:parent-style-name="Cropped_25_20sunset_25_20Master2_25_202_25_20August_25_202013-outline5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Cropped_25_20sunset_25_20Master2_25_202_25_20August_25_202013-outline7" style:display-name="Cropped%20sunset%20Master2%202%20August%202013-outline7" style:family="presentation" style:parent-style-name="Cropped_25_20sunset_25_20Master2_25_202_25_20August_25_202013-outline6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Cropped_25_20sunset_25_20Master2_25_202_25_20August_25_202013-outline8" style:display-name="Cropped%20sunset%20Master2%202%20August%202013-outline8" style:family="presentation" style:parent-style-name="Cropped_25_20sunset_25_20Master2_25_202_25_20August_25_202013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Cropped_25_20sunset_25_20Master2_25_202_25_20August_25_202013-outline9" style:display-name="Cropped%20sunset%20Master2%202%20August%202013-outline9" style:family="presentation" style:parent-style-name="Cropped_25_20sunset_25_20Master2_25_202_25_20August_25_202013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Cropped_25_20sunset_25_20Master2_25_202_25_20August_25_202013-subtitle" style:display-name="Cropped%20sunset%20Master2%202%20August%202013-subtitle" style:family="presentation">
      <style:graphic-properties draw:stroke="none" draw:fill="none" draw:textarea-vertical-align="middle">
        <text:list-style style:name="Cropped_25_20sunset_25_20Master2_25_202_25_20August_25_202013-subtitle" style:display-name="Cropped%20sunset%20Master2%202%20August%20201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Cropped_25_20sunset_25_20Master2_25_202_25_20August_25_202013-title" style:display-name="Cropped%20sunset%20Master2%202%20August%202013-title" style:family="presentation">
      <style:graphic-properties draw:stroke="none" draw:fill="none" draw:textarea-vertical-align="middle" draw:fit-to-size="shrink-to-fit">
        <text:list-style style:name="Cropped_25_20sunset_25_20Master2_25_202_25_20August_25_202013-title" style:display-name="Cropped%20sunset%20Master2%202%20August%20201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font-name="Liberation Sans" fo:font-size="41.4000015258789pt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AR PL UMing HK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style:font-name="Liberation Sans" fo:font-size="32pt" fo:font-style="normal" fo:text-shadow="none" style:text-underline-style="none" fo:font-weight="normal" style:letter-kerning="true" style:font-name-asian="AR PL UMing H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color="#ffffff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color="#ffffff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color="#ffffff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color="#ffffff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color="#ffffff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color="#ffffff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AR PL UMing H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font-name="Liberation Sans" fo:font-size="44pt" fo:font-style="normal" fo:text-shadow="none" style:text-underline-style="none" fo:font-weight="normal" style:letter-kerning="true" style:font-name-asian="AR PL UMing HK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ropped_25_20sunset_25_20Master2_25_202_25_20August_25_202013-title">
      <style:graphic-properties draw:auto-grow-height="false" fo:min-height="3.507cm"/>
    </style:style>
    <style:style style:name="Mpr2" style:family="presentation" style:parent-style-name="Cropped_25_20sunset_25_20Master2_25_202_25_20August_25_202013-outline1">
      <style:graphic-properties fo:min-height="12.18cm"/>
    </style:style>
    <style:style style:name="Mpr3" style:family="presentation" style:parent-style-name="Cropped_25_20sunset_25_20Master2_25_202_25_20August_25_202013-backgroundobjects">
      <style:graphic-properties draw:stroke="none" draw:fill="none" draw:fill-color="#ffffff" draw:auto-grow-height="false" fo:min-height="1.449cm"/>
    </style:style>
    <style:style style:name="Mpr4" style:family="presentation" style:parent-style-name="Cropped_25_20sunset_25_20Master2_25_202_25_20August_25_202013-backgroundobjects">
      <style:graphic-properties draw:stroke="none" draw:fill="none" draw:fill-color="#ffffff" draw:auto-grow-height="false" fo:min-height="1.485cm"/>
    </style:style>
    <style:style style:name="Mpr5" style:family="presentation" style:parent-style-name="Cropped_25_20sunset_25_20Master2_25_202_25_20August_25_202013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Cropped_25_20sunset_25_20Master2_25_202_25_20August_25_202013" style:display-name="Cropped%20sunset%20Master2%202%20August%202013" style:page-layout-name="PM1" draw:style-name="Mdp1">
      <draw:frame presentation:style-name="Mpr1" draw:layer="backgroundobjects" svg:width="8.8cm" svg:height="3.009cm" svg:x="9.6cm" svg:y="1.333cm" presentation:class="title">
        <draw:text-box>
          <text:p>Click to edit the title text format</text:p>
        </draw:text-box>
      </draw:frame>
      <draw:frame presentation:style-name="Mpr2" draw:layer="backgroundobjects" svg:width="23.439cm" svg:height="12.18cm" svg:x="2.6cm" svg:y="4.913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3.071cm" svg:height="24.79cm" svg:x="-2.54cm" svg:y="-2.54cm">
        <draw:image xlink:href="Pictures/10000201000003AF000002123538067C.png" xlink:type="simple" xlink:show="embed" xlink:actuate="onLoad"/>
        <draw:image xlink:href="Pictures/1000416600009698000054AB8884E136.svg" xlink:type="simple" xlink:show="embed" xlink:actuate="onLoad">
          <text:p/>
        </draw:image>
      </draw:frame>
      <presentation:notes style:page-layout-name="PM0">
        <draw:page-thumbnail presentation:style-name="Cropped_25_20sunset_25_20Master2_25_202_25_20August_25_202013-title" draw:layer="backgroundobjects" svg:width="15.265cm" svg:height="10.476cm" svg:x="3.161cm" svg:y="2.123cm" presentation:class="page"/>
        <draw:frame presentation:style-name="Cropped_25_20sunset_25_20Master2_25_202_25_20August_25_202013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style-name="Mgr3" draw:text-style-name="MP4" draw:layer="backgroundobjects" svg:width="33.071cm" svg:height="24.79cm" svg:x="-2.539cm" svg:y="-2.54cm">
        <draw:image xlink:href="Pictures/10000201000003AF000002123538067C.png" xlink:type="simple" xlink:show="embed" xlink:actuate="onLoad"/>
        <draw:image xlink:href="Pictures/1000416600009698000054AB8884E136.svg" xlink:type="simple" xlink:show="embed" xlink:actuate="onLoad">
          <text:p/>
        </draw:image>
      </draw:frame>
      <draw:frame presentation:style-name="Default_20_1-title" draw:layer="backgroundobjects" svg:width="10.668cm" svg:height="3.506cm" svg:x="8.89cm" svg:y="0.837cm" presentation:class="title" presentation:placeholder="true">
        <draw:text-box/>
      </draw:frame>
      <draw:frame presentation:style-name="Default_20_1-outline1" draw:layer="backgroundobjects" svg:width="25.199cm" svg:height="12.179cm" svg:x="1.4cm" svg:y="4.914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05T01:07:35.332463430</meta:creation-date>
    <dc:title>Cropped sunset Master2 2 August 2013</dc:title>
    <meta:editing-duration>P0D</meta:editing-duration>
    <meta:editing-cycles>2</meta:editing-cycles>
    <meta:generator>LibreOffice/4.1.0.4$Linux_x86 LibreOffice_project/89ea49ddacd9aa532507cbf852f2bb22b1ace28</meta:generator>
    <meta:initial-creator>wreathe </meta:initial-creator>
    <dc:date>2013-08-05T01:09:11.251532726</dc:date>
    <dc:creator>wreathe </dc:creator>
    <meta:document-statistic meta:object-count="42"/>
    <meta:template xlink:type="simple" xlink:actuate="onRequest" xlink:title="Cropped sunset Master2 2 August 2013" xlink:href="../../../Technical/Library/Program%20Data/Application%20Software/Local%20Resources/libreoffice3.6/program/../share/template/common/layout/Sunset.otp" meta:date="2013-08-05T01:07:31.582788817"/>
  </office:meta>
</office:document-meta>
</file>